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f04c3" officeooo:paragraph-rsid="000f04c3"/>
    </style:style>
    <style:style style:name="P2" style:family="paragraph" style:parent-style-name="Table_20_Contents">
      <style:text-properties officeooo:rsid="00105b03" officeooo:paragraph-rsid="00105b03"/>
    </style:style>
    <style:style style:name="P3" style:family="paragraph" style:parent-style-name="Text_20_body">
      <style:text-properties officeooo:rsid="000f04c3" officeooo:paragraph-rsid="000f04c3"/>
    </style:style>
    <style:style style:name="T1" style:family="text">
      <style:text-properties officeooo:rsid="000f04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tories</text:p>
      <text:p text:style-name="P3">title: Command Line Quadratic Solver</text:p>
      <text:p text:style-name="P3">Date: 1-24-18</text:p>
      <text:p text:style-name="P3">intro: Client needs a program to solve quadratic equations to IEEE single precision floating point standard. Program will be used by engineers and installed by operations manager. Quadratic Equation: ax^2 +bx+c</text:p>
      <text:p text:style-name="P3">S1: Manager installs program on all computers.</text:p>
      <text:p text:style-name="P3">S2: engineer enters 3 valid numbers a b and c.</text:p>
      <text:p text:style-name="P3">S3: engineer enters 1 or more invalid numbers a b and/or c.</text:p>
      <text:p text:style-name="P3">S4: engineer gets 2 valid roots as output rounded correctly</text:p>
      <text:p text:style-name="P3">S5: engineer gets 1 valid root as rounded correctly</text:p>
      <text:p text:style-name="P3">S6: engineer gets no real roots but everything was valid</text:p>
      <text:p text:style-name="P3">S7: engineer gets an invalid output from rounding</text:p>
      <text:p text:style-name="Text_20_body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1">stories</text:p>
          </table:table-cell>
          <table:table-cell table:style-name="Table1.A1" office:value-type="string">
            <text:p text:style-name="P1">Time est</text:p>
          </table:table-cell>
          <table:table-cell table:style-name="Table1.A1" office:value-type="string">
            <text:p text:style-name="P1">Risk</text:p>
          </table:table-cell>
          <table:table-cell table:style-name="Table1.A1" office:value-type="string">
            <text:p text:style-name="P1">Total time</text:p>
          </table:table-cell>
          <table:table-cell table:style-name="Table1.E1" office:value-type="string">
            <text:p text:style-name="Table_20_Contents">%<text:span text:style-name="T1">complete</text:span></text:p>
          </table:table-cell>
        </table:table-row>
        <table:table-row>
          <table:table-cell table:style-name="Table1.A2" office:value-type="string">
            <text:p text:style-name="P1">s1</text:p>
          </table:table-cell>
          <table:table-cell table:style-name="Table1.A2" office:value-type="string">
            <text:p text:style-name="P2">5 min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s2</text:p>
          </table:table-cell>
          <table:table-cell table:style-name="Table1.A2" office:value-type="string">
            <text:p text:style-name="P2">2-3 hours</text:p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s3</text:p>
          </table:table-cell>
          <table:table-cell table:style-name="Table1.A2" office:value-type="string">
            <text:p text:style-name="P2">45 min-1 hour</text:p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s4</text:p>
          </table:table-cell>
          <table:table-cell table:style-name="Table1.A2" office:value-type="string">
            <text:p text:style-name="P2">3 hours</text:p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s5</text:p>
          </table:table-cell>
          <table:table-cell table:style-name="Table1.A2" office:value-type="string">
            <text:p text:style-name="P2">1 hour</text:p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s6</text:p>
          </table:table-cell>
          <table:table-cell table:style-name="Table1.A2" office:value-type="string">
            <text:p text:style-name="P2">45 min</text:p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s7</text:p>
          </table:table-cell>
          <table:table-cell table:style-name="Table1.A2" office:value-type="string">
            <text:p text:style-name="P2">2-3 hours</text:p>
          </table:table-cell>
          <table:table-cell table:style-name="Table1.A2" office:value-type="string">
            <text:p text:style-name="P2">3-4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4T11:48:45.672940196</meta:creation-date>
    <dc:date>2018-01-24T12:18:49.815548591</dc:date>
    <meta:editing-duration>PT6M19S</meta:editing-duration>
    <meta:editing-cycles>1</meta:editing-cycles>
    <meta:document-statistic meta:table-count="1" meta:image-count="0" meta:object-count="0" meta:page-count="1" meta:paragraph-count="37" meta:word-count="141" meta:character-count="748" meta:non-whitespace-character-count="644"/>
    <meta:generator>LibreOffice/5.1.6.2$Linux_X86_64 LibreOffice_project/10m0$Build-2</meta:generator>
  </office:meta>
</office:document-meta>
</file>